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0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3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7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99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1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8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5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2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7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8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0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1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3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5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6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8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39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1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4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6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7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8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1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69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0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3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8297414">
            <text:p>21.8297414</text:p>
          </table:table-cell>
          <table:table-cell table:style-name="ce35" office:value-type="float" office:value="39.0221715">
            <text:p>39.0221715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640036">
            <text:p>21.6400360</text:p>
          </table:table-cell>
          <table:table-cell table:style-name="ce35" office:value-type="float" office:value="39.362811">
            <text:p>39.3628110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8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2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4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6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7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8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0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3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4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8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2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6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2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7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3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25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7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8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29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0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3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3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3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3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3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3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3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21.589142">
            <text:p>21.5891420</text:p>
          </table:table-cell>
          <table:table-cell table:style-name="ce27" table:formula="oooc:=VLOOKUP([.F24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4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4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4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4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45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46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47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48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49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50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1.6988667</text:p>
          </table:table-cell>
          <table:table-cell table:style-name="ce34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